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officeooo:rsid="000f0adc" officeooo:paragraph-rsid="000f0adc" style:font-size-asian="18pt" style:font-size-complex="18pt"/>
    </style:style>
    <style:style style:name="P2"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bold" officeooo:rsid="00108d48" officeooo:paragraph-rsid="00108d48" style:font-size-asian="13pt" style:font-style-asian="normal" style:font-weight-asian="bold" style:font-size-complex="13pt" style:font-style-complex="normal" style:font-weight-complex="bold"/>
    </style:style>
    <style:style style:name="P3" style:family="paragraph" style:parent-style-name="Standard">
      <style:paragraph-properties fo:text-align="start" style:justify-single-word="false"/>
      <style:text-properties officeooo:paragraph-rsid="0014c559"/>
    </style:style>
    <style:style style:name="P4" style:family="paragraph" style:parent-style-name="Standard">
      <style:text-properties fo:language="fr" fo:country="FR" officeooo:rsid="000f0adc" officeooo:paragraph-rsid="000f0adc"/>
    </style:style>
    <style:style style:name="P5" style:family="paragraph" style:parent-style-name="Standard">
      <style:paragraph-properties fo:text-align="center" style:justify-single-word="false"/>
      <style:text-properties fo:language="fr" fo:country="FR" officeooo:rsid="000f0adc" officeooo:paragraph-rsid="000f0adc"/>
    </style:style>
    <style:style style:name="P6" style:family="paragraph" style:parent-style-name="Standard">
      <style:paragraph-properties fo:text-align="start" style:justify-single-word="false"/>
      <style:text-properties fo:language="fr" fo:country="FR" officeooo:rsid="000f0adc" officeooo:paragraph-rsid="000f0adc"/>
    </style:style>
    <style:style style:name="P7" style:family="paragraph" style:parent-style-name="Standard">
      <style:paragraph-properties fo:text-align="start" style:justify-single-word="false"/>
      <style:text-properties fo:language="fr" fo:country="FR" officeooo:rsid="00108d48" officeooo:paragraph-rsid="00108d48"/>
    </style:style>
    <style:style style:name="P8" style:family="paragraph" style:parent-style-name="Standard">
      <style:paragraph-properties fo:text-align="start" style:justify-single-word="false"/>
      <style:text-properties fo:language="fr" fo:country="FR" officeooo:rsid="00108d48" officeooo:paragraph-rsid="0014c559"/>
    </style:style>
    <style:style style:name="P9" style:family="paragraph" style:parent-style-name="Standard">
      <style:paragraph-properties fo:text-align="start" style:justify-single-word="false"/>
      <style:text-properties fo:language="fr" fo:country="FR" officeooo:rsid="00126bfe" officeooo:paragraph-rsid="00126bfe"/>
    </style:style>
    <style:style style:name="P10" style:family="paragraph" style:parent-style-name="Standard">
      <style:paragraph-properties fo:text-align="start" style:justify-single-word="false"/>
      <style:text-properties fo:language="fr" fo:country="FR" officeooo:rsid="0014c559" officeooo:paragraph-rsid="0014c559"/>
    </style:style>
    <style:style style:name="P11" style:family="paragraph" style:parent-style-name="Standard">
      <style:paragraph-properties fo:text-align="start" style:justify-single-word="false"/>
      <style:text-properties fo:language="fr" fo:country="FR" officeooo:rsid="001637af" officeooo:paragraph-rsid="001637af"/>
    </style:style>
    <style:style style:name="P12" style:family="paragraph" style:parent-style-name="Standard" style:list-style-name="L1">
      <style:paragraph-properties fo:text-align="start" style:justify-single-word="false"/>
      <style:text-properties fo:font-size="13pt" fo:language="fr" fo:country="FR" style:text-underline-style="none" fo:font-weight="normal" officeooo:rsid="0014c559" officeooo:paragraph-rsid="0014c559" style:font-size-asian="13pt" style:font-weight-asian="normal" style:font-size-complex="13pt" style:font-weight-complex="normal"/>
    </style:style>
    <style:style style:name="P13" style:family="paragraph" style:parent-style-name="Standard" style:list-style-name="L2">
      <style:paragraph-properties fo:text-align="start" style:justify-single-word="false"/>
      <style:text-properties fo:language="fr" fo:country="FR" officeooo:rsid="0015016d" officeooo:paragraph-rsid="0015016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26bfe" style:font-weight-asian="normal" style:font-weight-complex="normal"/>
    </style:style>
    <style:style style:name="T3"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4" style:family="text">
      <style:text-properties fo:font-size="13pt" style:text-underline-style="solid" style:text-underline-width="auto" style:text-underline-color="font-color" fo:font-weight="bold" officeooo:rsid="00126bfe" style:font-size-asian="13pt" style:font-weight-asian="bold" style:font-size-complex="13pt" style:font-weight-complex="bold"/>
    </style:style>
    <style:style style:name="T5" style:family="text">
      <style:text-properties fo:font-size="13pt" fo:language="fr" fo:country="FR" style:text-underline-style="solid" style:text-underline-width="auto" style:text-underline-color="font-color" fo:font-weight="bold" officeooo:rsid="00108d48" style:font-size-asian="13pt" style:font-weight-asian="bold" style:font-size-complex="13pt" style:font-weight-complex="bold"/>
    </style:style>
    <style:style style:name="T6" style:family="text">
      <style:text-properties fo:font-size="13pt" fo:language="fr" fo:country="FR" style:text-underline-style="solid" style:text-underline-width="auto" style:text-underline-color="font-color" fo:font-weight="bold" officeooo:rsid="00126bfe" style:font-size-asian="13pt" style:font-weight-asian="bold" style:font-size-complex="13pt" style:font-weight-complex="bold"/>
    </style:style>
    <style:style style:name="T7" style:family="text">
      <style:text-properties fo:font-size="13pt" fo:language="fr" fo:country="FR" style:text-underline-style="none" fo:font-weight="normal" officeooo:rsid="00108d48" style:font-size-asian="13pt" style:font-weight-asian="normal" style:font-size-complex="13pt" style:font-weight-complex="normal"/>
    </style:style>
    <style:style style:name="T8" style:family="text">
      <style:text-properties fo:font-size="13pt" fo:language="fr" fo:country="FR" style:text-underline-style="none" fo:font-weight="normal" officeooo:rsid="00126bfe" style:font-size-asian="13pt" style:font-weight-asian="normal" style:font-size-complex="13pt" style:font-weight-complex="normal"/>
    </style:style>
    <style:style style:name="T9" style:family="text">
      <style:text-properties fo:font-size="13pt" fo:language="fr" fo:country="FR" style:text-underline-style="none" fo:font-weight="normal" officeooo:rsid="0014c559" style:font-size-asian="13pt" style:font-weight-asian="normal" style:font-size-complex="13pt"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26bfe"/>
    </style:style>
    <style:style style:name="T12" style:family="text">
      <style:text-properties officeooo:rsid="0014c559"/>
    </style:style>
    <style:style style:name="T13" style:family="text">
      <style:text-properties officeooo:rsid="0016b7e3"/>
    </style:style>
    <style:style style:name="T14" style:family="text">
      <style:text-properties officeooo:rsid="0018094d"/>
    </style:style>
    <style:style style:name="T15" style:family="text">
      <style:text-properties officeooo:rsid="001afcd4"/>
    </style:style>
    <style:style style:name="T16" style:family="text">
      <style:text-properties officeooo:rsid="001b3e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mi ELHADJI </text:p>
      <text:p text:style-name="P4">Sebastian FOUGERE</text:p>
      <text:p text:style-name="P4"/>
      <text:p text:style-name="P4"/>
      <text:p text:style-name="P1">Dobble</text:p>
      <text:p text:style-name="P5"/>
      <text:p text:style-name="P5"/>
      <text:p text:style-name="P5"/>
      <text:p text:style-name="P6"/>
      <text:p text:style-name="P6"/>
      <text:p text:style-name="P3"><text:span text:style-name="T5">R</text:span><text:span text:style-name="T6">é</text:span><text:span text:style-name="T5">partition</text:span><text:span text:style-name="T7"> : Afin de travailler efficacement a deux sur le projet nous avons d’abord </text:span><text:span text:style-name="T8">décidé</text:span><text:span text:style-name="T7"> de </text:span><text:span text:style-name="T8">créer</text:span><text:span text:style-name="T7"> un github et de nous repartir le travail afin de pouvoir travailler chez nous sur les </text:span><text:span text:style-name="T8">même</text:span><text:span text:style-name="T7"> programmes. </text:span><text:span text:style-name="T8">Nous avons donc repartit le travail en plusieurs partie </text:span><text:span text:style-name="T9">plus ou moins longue</text:span><text:span text:style-name="T8"> : </text:span></text:p>
      <text:list xml:id="list2684114193" text:style-name="L1">
        <text:list-item>
          <text:p text:style-name="P12">la lecture des fichiers<text:tab/>(1 à 2 heures)</text:p>
        </text:list-item>
        <text:list-item>
          <text:p text:style-name="P12">La génération des cartes<text:tab/>(1 à 2 heures)</text:p>
        </text:list-item>
        <text:list-item>
          <text:p text:style-name="P12">La sélection d’une icône par le joueur<text:tab/>(1 heure)</text:p>
        </text:list-item>
        <text:list-item>
          <text:p text:style-name="P12">Le changement du score et du temps<text:tab/>(30 minutes)</text:p>
        </text:list-item>
        <text:list-item>
          <text:p text:style-name="P12">Différents états de la partie<text:tab/><text:tab/>(1 heure)</text:p>
        </text:list-item>
      </text:list>
      <text:p text:style-name="P10">Puis une fois ces différentes étapes terminé nous avions du temps restant pour rajouter d’autres fonctionnalités a notre jeu : </text:p>
      <text:list xml:id="list581469157" text:style-name="L2">
        <text:list-item>
          <text:p text:style-name="P13">Menu<text:tab/><text:tab/>(1 heure)</text:p>
        </text:list-item>
        <text:list-item>
          <text:p text:style-name="P13">Musique<text:tab/>(1 heure)</text:p>
        </text:list-item>
        <text:list-item>
          <text:p text:style-name="P13">Statistiques<text:tab/>(30 minutes)</text:p>
        </text:list-item>
        <text:list-item>
          <text:p text:style-name="P13">Difficulté<text:tab/>(2 heures)</text:p>
        </text:list-item>
      </text:list>
      <text:p text:style-name="P7"/>
      <text:p text:style-name="P7"/>
      <text:p text:style-name="P2">Etapes de jeu<text:span text:style-name="T1"> : Notre jeu se passe en trois </text:span><text:span text:style-name="T2">étapes.</text:span><text:span text:style-name="T1"> Lorsque le joueur </text:span><text:span text:style-name="T2">démarre</text:span><text:span text:style-name="T1"> le jeu il se retrouve sur le menu ou il peut choisir de </text:span><text:span text:style-name="T2">démarrer</text:span><text:span text:style-name="T1"> la partie, changer la difficulté, voir ses statistiques ou quitter le jeu. La </text:span><text:span text:style-name="T2">deuxième</text:span><text:span text:style-name="T1"> </text:span><text:span text:style-name="T2">étape</text:span><text:span text:style-name="T1"> commence lorsque le joueur commence une nouvelle partie, le compteur </text:span><text:span text:style-name="T2">démarre</text:span><text:span text:style-name="T1"> et les cartes s’affiche a </text:span><text:span text:style-name="T2">l’écran.</text:span><text:span text:style-name="T1"> Lorsque la partie se finit, c’est a dire lorsque le compteur arrive a 0, </text:span><text:span text:style-name="T2">l’écran</text:span><text:span text:style-name="T1"> de fin de jeu s’affiche avec le score du joueur, il suffit ensuite de cliquer pour revenir au menu et pouvoir relancer une partie.</text:span></text:p>
      <text:p text:style-name="P7"/>
      <text:p text:style-name="P7"/>
      <text:p text:style-name="P7"/>
      <text:p text:style-name="P7"><text:span text:style-name="T3">Lecture des fichiers</text:span> : Le jeu charge deux fichiers, le fichier contenant les matrices de cartes et le fichier contenant les scores. <text:span text:style-name="T14">Pour le chargement du fichier contenant les matrices de cartes, on récupère le paramètre passé en argument au lancement du « dobble.c » (sous la forme pg2i.txt avec i compris entre 2 et 9) puis on lit chaque caractères du fichier. Il faut savoir que les fichiers « pg2i.txt » <text:s/>possèdent une certaines configuration. En effet les 2 premiers caractères (autre que des espaces) indiquent le nombre de cartes et le nombre d’icônes par cartes. Ainsi en lisant ces caractères, on est capable de récupérer toutes les combinaisons de cartes du fichier et de les stocker dans la matrice. Pour ce qui est du fichier « scores.txt », celui-ci suit le même principe. Le premier caractère indique le nombre de scores puis on lit chaque scores un par un. On écrit à la fin du fichier « scores » le dernier score relevé c’est à dire à la fin d’une partie puis on revient au début du fichier afin d’incrémenter le nombre de scores de 1.</text:span></text:p>
      <text:p text:style-name="P7"/>
      <text:p text:style-name="P7"/>
      <text:p text:style-name="P8"><text:soft-page-break/><text:span text:style-name="T3">G</text:span><text:span text:style-name="T4">é</text:span><text:span text:style-name="T3">n</text:span><text:span text:style-name="T4">é</text:span><text:span text:style-name="T3">ration des cartes et </text:span><text:span text:style-name="T4">sélection</text:span> : Apr<text:span text:style-name="T11">è</text:span>s avoir chargé <text:span text:style-name="T12">le fichier contenant </text:span>les cartes et <text:span text:style-name="T11">démarré</text:span> une partie les cartes son <text:span text:style-name="T11">générées.</text:span> Les <text:span text:style-name="T12">deux cartes (différentes l’une de l’autre) ne sont générées qu’une fois</text:span> puis les informations de chaque carte sont sauvegardées afin de ne pas les recalculer, <text:span text:style-name="T12">puis lorsque le joueur trouve l’icône commune deux nouvelles cartes sont générées.</text:span> Les <text:span text:style-name="T11">icônes</text:span> sont <text:span text:style-name="T11">affichées en cercle a des distances aléatoires du centre, et une dernière icône est affichée au centre de la carte. La taille des icônes est proportionnelle à leur distance par rapport au centre de la carte (plus elles sont proche du centre plus elles sont petites) afin d’éviter la superposition d’icônes. L’icône en commun est également calculé afin de générer les cartes et ses coordonnées sont enregistrées au moment ou on la place sur la carte du haut afin de savoir si le joueur à cliqué sur la bonne icône.</text:span></text:p>
      <text:p text:style-name="P7"/>
      <text:p text:style-name="P7"/>
      <text:p text:style-name="P7"/>
      <text:p text:style-name="P7"><text:span text:style-name="T10">Compte a rebours et score</text:span> : <text:span text:style-name="T11">Lorsque le joueur démarre la partie le compte a rebours de 60 secondes est lancé. Ce compte a rebours est décrémenté chaque seconde. Lorsque le joueur clique sur une icône on change le score et le temps en fonction de si l’icône est la bonne. Si le joueur clique sur la bonne icône on incrémente son score et on incrémente de trois secondes le compte à rebours, dans le cas ou le joueur ne clique pas sur la bonne icône on décrémente le compte à rebours de 3 secondes. De plus, selon la difficulté, on applique un multiplicateur au score.</text:span></text:p>
      <text:p text:style-name="P7"/>
      <text:p text:style-name="P7"/>
      <text:p text:style-name="P7"><text:span text:style-name="T3">Bonus</text:span> : <text:span text:style-name="T11">Après avoir programmé les parties nécessaires du dobble nous avons décidé de rajouter plusieurs choses pour rendre notre jeu plus intéressant, d’abord un menu afin d’avoir un démarre du jeu plus esthétique. Nous avons ensuite rajouté de la musique afin que notre jeu ait un peu plus d’ambiance. Ensuite nous avons rajouté différents niveaux de difficulté puis finalement nous avons ajouté des statistiques dans lesquelles le joueur peut voir son meilleur score et son score moyen.</text:span></text:p>
      <text:p text:style-name="P7"/>
      <text:p text:style-name="P9"><text:span text:style-name="T3">Difficulté</text:span> : Nous avons crée trois niveau de difficulté : facile,normal et difficile. Lorsque le joueur démarre le programme la difficulté facile est choisie, le joueur peut ensuite changer dans les options. Lorsque le joueur démarre le jeu en “facile” le jeu démarre normalement. En “normal” les icônes sont en noir et blanc puis en “difficile” les cartes tournent.</text:p>
      <text:p text:style-name="P9"/>
      <text:p text:style-name="P11"><text:span text:style-name="T3">Conclusion </text:span>: Ce projet nous a <text:span text:style-name="T15">permis</text:span> de faire l’expérience du travail en groupe sur un programme plus conséquent et nous a forcer a bien nous r<text:span text:style-name="T15">é</text:span>partir le travail pour être plus efficace. Nous nous sommes également heurté a des difficultés qui nous ont permis de mieux comprendre le C, comme la lecture de fichier <text:span text:style-name="T16">ainsi que de comprendre l’usage de certaines bibliothèques</text:span>. Nous avons également eu des difficultés pour afficher les icônes sur la cartes de façon un peu plus aléatoire sans que celles ci se superposent nous avons donc du chercher des nouvelles approches pour éviter ce problème. <text:span text:style-name="T13">De plus l’écriture dans un fichier à posé quelques problème puisqu’il est impossible d’insérer un caractère. Ainsi l’écriture des scores devait se faire sur 3 lignes selon la difficultés mais nous avons finalement opté pour un multiplicateur de score à la place afin d’éviter tout problème de sauvegarde du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09:09:31.663633297</meta:creation-date>
    <dc:date>2018-12-20T23:18:10.618163211</dc:date>
    <meta:editing-duration>PT1H5M31S</meta:editing-duration>
    <meta:editing-cycles>17</meta:editing-cycles>
    <meta:generator>LibreOffice/6.1.4.2$Linux_X86_64 LibreOffice_project/edc26d7faf41e406360d34efe1e39fe03035f7b0</meta:generator>
    <meta:document-statistic meta:table-count="0" meta:image-count="0" meta:object-count="0" meta:page-count="2" meta:paragraph-count="21" meta:word-count="970" meta:character-count="5593" meta:non-whitespace-character-count="4647"/>
  </office:meta>
</office:document-meta>
</file>